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left="0cm" fo:margin-right="0cm" fo:line-height="120%" fo:text-align="justify" style:justify-single-word="false" fo:text-indent="1.249cm" style:auto-text-indent="false" style:page-number="auto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line-height="12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line-height="150%" fo:text-align="start" style:justify-single-word="false" fo:text-indent="1cm" style:auto-text-indent="false"/>
      <style:text-properties fo:font-size="13.5pt" fo:font-weight="normal" style:font-size-asian="13.5pt" style:font-weight-asian="normal"/>
    </style:style>
    <style:style style:name="P4" style:family="paragraph" style:parent-style-name="Text_20_body">
      <style:paragraph-properties fo:margin-left="0cm" fo:margin-right="0cm" fo:line-height="150%" fo:text-align="start" style:justify-single-word="false" fo:text-indent="1cm" style:auto-text-indent="false"/>
      <style:text-properties fo:font-size="14pt" fo:font-weight="normal" style:font-size-asian="14pt" style:font-weight-asian="normal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bold"/>
    </style:style>
    <style:style style:name="T3" style:family="text">
      <style:text-properties fo:language="ru" fo:country="RU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Ерёменок Андрей Вячеславович прошел преддипломную практику в </text:span><text:span text:style-name="T2">ОАО "НИЦ ЭТУ" с 1 Сентября по 28 Октября.</text:span></text:p>
      <text:p text:style-name="P2"><text:span text:style-name="T1">В ходе практики, Ерёменок Андрей Вячеславович ознакомился с Уставом предприятия, организационной структурой, историей развития. Прошел инструктаж по технике безопасности и ознакомился с должностными инструкциями.</text:span></text:p>
      <text:p text:style-name="P2"><text:span text:style-name="T2">В ходе преддипломной практики Ерёменок Андрей Вячеславович прошел практическую подготовку по разработке веб-редактора таможенных документов, собрал материал для написания дипломного проекта.</text:span></text:p>
      <text:p text:style-name="P2"><text:span text:style-name="T2">В заключение прохождения практики, после проведения анализа им были сделаны выводы и внесены предложения по разработке веб-приложения, с использованием технологии AJAX.</text:span></text:p>
      <text:p text:style-name="P2"><text:span text:style-name="T2">Ерёменок Андрей Вячеславович</text:span><text:span text:style-name="T1"> показал себя с положительной стороны, исполнительный, высококвалифицированный и аккуратный в работе сотрудник: чётко и добросовестно исполнял задания и поручения руководителя. В работе проявил усердие, трудолюбие, безотказность и доброжелательность.</text:span></text:p>
      <text:p text:style-name="P2"><text:span text:style-name="T1">Показал отличные теоретические и превосходные практические знания по программированию, связанному с интернет-технологиями.</text:span><text:span text:style-name="T2"> </text:span></text:p>
      <text:p text:style-name="P2"><text:span text:style-name="T2">Работу Ерёменка Андрея Вячеславовича</text:span><text:span text:style-name="T1"> </text:span><text:span text:style-name="T2">оцениваю на отлично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итель практики</text:p>
      <text:p text:style-name="P4"><text:span text:style-name="T3">Опалева</text:span><draw:line text:anchor-type="char" draw:z-index="0" draw:style-name="gr1" draw:text-style-name="P5" svg:x1="10.795cm" svg:y1="0.607cm" svg:x2="16.581cm" svg:y2="0.607cm"><text:p/></draw:line> Э. 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8-10-20T15:05:57.44</meta:creation-date>
    <dc:date>2008-10-20T15:13:24.79</dc:date>
    <dc:creator>eav eav</dc:creator>
    <meta:editing-duration>PT00H03M58S</meta:editing-duration>
    <meta:editing-cycles>26</meta:editing-cycles>
    <meta:generator>OpenOffice.org/3.0$Win32 OpenOffice.org_project/300m9$Build-9358</meta:generator>
    <meta:document-statistic meta:table-count="0" meta:image-count="0" meta:object-count="0" meta:page-count="1" meta:paragraph-count="9" meta:word-count="137" meta:character-count="1165"/>
  </office:meta>
</office:document-meta>
</file>